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4C0000007A514F3073E3285CA3.png" manifest:media-type="image/png"/>
  <manifest:file-entry manifest:full-path="Pictures/10001877000007DA00000CA6AA78073A81BDDF08.svg" manifest:media-type="image/svg+xml"/>
  <manifest:file-entry manifest:full-path="Pictures/100000000000008A00000101B45C1862F9BF736E.png" manifest:media-type="image/png"/>
  <manifest:file-entry manifest:full-path="Pictures/1000000000000244000001917091EC6CB460E78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000000" draw:marker-start-width="0.279cm" draw:marker-end-width="0.279cm" draw:fill="solid" draw:fill-color="#b4c7dc" draw:textarea-horizontal-align="justify" draw:textarea-vertical-align="middle" draw:auto-grow-height="false" fo:min-height="4.664cm" fo:min-width="0.466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9cm" draw:marker-end-width="0.279cm" draw:fill="solid" draw:fill-color="#b4c7dc" draw:textarea-horizontal-align="justify" draw:textarea-vertical-align="middle" draw:auto-grow-height="false" fo:min-height="0.97cm" fo:min-width="0.974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279cm" draw:marker-end-width="0.279cm" draw:fill="solid" draw:fill-color="#b4c7dc" draw:textarea-horizontal-align="justify" draw:textarea-vertical-align="middle" draw:auto-grow-height="false" fo:min-height="1.478cm" fo:min-width="0.593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279cm" draw:marker-end-width="0.279cm" draw:fill="solid" draw:fill-color="#b4c7dc" draw:textarea-horizontal-align="justify" draw:textarea-vertical-align="middle" draw:auto-grow-height="false" fo:min-height="4.664cm" fo:min-width="0.694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279cm" draw:marker-end-width="0.279cm" draw:fill="solid" draw:fill-color="#b4c7dc" draw:textarea-horizontal-align="justify" draw:textarea-vertical-align="middle" draw:auto-grow-height="false" fo:min-height="0.081cm" fo:min-width="1.736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279cm" draw:marker-end-width="0.279cm" draw:fill="solid" draw:fill-color="#b4c7dc" draw:textarea-horizontal-align="justify" draw:textarea-vertical-align="middle" draw:auto-grow-height="false" fo:min-height="1.782cm" fo:min-width="1.024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279cm" draw:marker-end-width="0.279cm" draw:fill="solid" draw:fill-color="#b4c7dc" draw:textarea-horizontal-align="justify" draw:textarea-vertical-align="middle" draw:auto-grow-height="false" fo:min-height="1.047cm" fo:min-width="0.797cm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marker-start-width="0.279cm" draw:marker-end-width="0.279cm" draw:fill="solid" draw:fill-color="#b4c7dc" draw:textarea-horizontal-align="justify" draw:textarea-vertical-align="middle" draw:auto-grow-height="false" fo:min-height="0.778cm" fo:min-width="0.528cm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0000" draw:marker-start-width="0.279cm" draw:marker-end-width="0.279cm" draw:fill="solid" draw:fill-color="#3faf46" draw:textarea-horizontal-align="justify" draw:textarea-vertical-align="middle" draw:auto-grow-height="false" fo:min-height="0.208cm" fo:min-width="0.339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279cm" draw:marker-end-width="0.279cm" draw:fill="solid" draw:fill-color="#3faf46" draw:textarea-horizontal-align="justify" draw:textarea-vertical-align="middle" draw:auto-grow-height="false" fo:min-height="0cm" fo:min-width="0.593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279cm" draw:marker-end-width="0.279cm" draw:fill="solid" draw:fill-color="#bf819e" draw:textarea-horizontal-align="justify" draw:textarea-vertical-align="middle" draw:auto-grow-height="false" fo:min-height="8.209cm" fo:min-width="0.847cm" fo:padding-top="0.15cm" fo:padding-bottom="0.15cm" fo:padding-left="0.275cm" fo:padding-right="0.275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b4c7dc"/>
      <style:paragraph-properties fo:text-align="center"/>
    </style:style>
    <style:style style:name="P3" style:family="paragraph">
      <loext:graphic-properties draw:fill="solid" draw:fill-color="#3faf46"/>
      <style:paragraph-properties fo:text-align="center"/>
    </style:style>
    <style:style style:name="P4" style:family="paragraph">
      <loext:graphic-properties draw:fill="solid" draw:fill-color="#bf819e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042cm" svg:height="9.017cm" svg:x="17.041cm" svg:y="8.239cm">
          <draw:image xlink:href="Pictures/1000000000000244000001917091EC6CB460E780.png" xlink:type="simple" xlink:show="embed" xlink:actuate="onLoad" draw:mime-type="image/png">
            <text:p/>
          </draw:image>
        </draw:frame>
        <draw:custom-shape draw:style-name="gr2" draw:text-style-name="P2" draw:layer="layout" svg:width="1.016cm" svg:height="4.964cm" draw:transform="rotate (1.77482531635303) translate (5.156cm 3.5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524cm" svg:height="1.27cm" svg:x="9.89cm" svg:y="1.2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24cm" svg:height="2.032cm" svg:x="4.175cm" svg:y="7.9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44cm" svg:height="4.964cm" draw:transform="rotate (-0.0102974425867661) translate (4.353cm 3.7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2.286cm" svg:height="0.381cm" svg:x="3.794cm" svg:y="10.0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905cm" svg:height="1.905cm" svg:x="3.985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905cm" svg:height="1.905cm" svg:x="4.048cm" svg:y="2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524cm" svg:height="1.524cm" svg:x="9.255cm" svg:y="1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143cm" svg:height="1.778cm" svg:x="10.893cm" svg:y="0.93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889cm" svg:height="0.508cm" svg:x="11.02cm" svg:y="2.71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143cm" svg:height="0.254cm" svg:x="10.893cm" svg:y="2.84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397cm" svg:height="8.509cm" draw:transform="rotate (-1.5707963267949) translate (9.128cm 10.3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5" draw:layer="layout" svg:width="2.732cm" svg:height="4.402cm" svg:x="10.079cm" svg:y="3.192cm">
          <draw:image xlink:href="Pictures/10001877000007DA00000CA6AA78073A81BDDF08.svg" xlink:type="simple" xlink:show="embed" xlink:actuate="onLoad" draw:mime-type="image/svg+xml">
            <text:p/>
          </draw:image>
          <draw:image xlink:href="Pictures/100000010000004C0000007A514F3073E3285CA3.png" xlink:type="simple" xlink:show="embed" xlink:actuate="onLoad" draw:mime-type="image/png"/>
        </draw:frame>
        <draw:custom-shape draw:style-name="gr8" draw:text-style-name="P2" draw:layer="layout" svg:width="1.905cm" svg:height="1.905cm" svg:x="0.746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905cm" svg:height="1.905cm" svg:x="7.096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0.863cm" svg:height="1.382cm" svg:x="11.031cm" svg:y="6.73cm">
          <draw:image xlink:href="Pictures/100000000000008A00000101B45C1862F9BF736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0.48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31T14:55:40.612910537</meta:creation-date>
    <dc:date>2024-03-04T23:10:01.650535254</dc:date>
    <meta:editing-duration>PT4H17M35S</meta:editing-duration>
    <meta:editing-cycles>5</meta:editing-cycles>
    <meta:generator>LibreOffice/7.3.7.2$Linux_X86_64 LibreOffice_project/30$Build-2</meta:generator>
    <meta:document-statistic meta:object-count="17"/>
  </office:meta>
</office:document-meta>
</file>